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5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5pt" style:font-size-asian="14pt" style:font-size-complex="14pt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style-name="Italic" style:font-family-generic="roman" style:font-pitch="variable" fo:font-size="12pt" style:font-size-asian="10pt" style:font-size-complex="10pt"/>
    </style:style>
    <style:style style:name="P6" style:family="paragraph">
      <style:text-properties fo:font-family="'Times New Roman'" style:font-style-name="Italic" style:font-family-generic="roman" style:font-pitch="variable" fo:font-size="12pt" style:font-size-asian="8pt" style:font-size-complex="8pt"/>
    </style:style>
    <style:style style:name="T1" style:family="text">
      <style:text-properties style:text-position="0% 100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5pt" fo:font-style="normal" style:font-size-asian="13pt" style:font-style-asian="normal" style:font-size-complex="13pt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5pt" style:font-size-asian="13pt" style:font-size-complex="13pt"/>
    </style:style>
    <style:style style:name="T4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family="'Times New Roman'" style:font-style-name="Italic" style:font-family-generic="roman" style:font-pitch="variable" fo:font-size="12pt" fo:font-style="italic" style:font-size-asian="10pt" style:font-style-asian="italic" style:font-size-complex="10pt" style:font-style-complex="italic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2pt" fo:font-style="normal" style:font-size-asian="10pt" style:font-style-asian="normal" style:font-size-complex="10pt" style:font-style-complex="normal"/>
    </style:style>
    <style:style style:name="T8" style:family="text">
      <style:text-properties style:text-position="0% 100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2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2.0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4cm" svg:height="0.972cm" svg:x="11.929cm" svg:y="3.745cm">
          <draw:text-box>
            <text:p><text:span text:style-name="T1">X</text:span><text:span text:style-name="T2">21</text:span></text:p>
          </draw:text-box>
        </draw:frame>
        <draw:custom-shape draw:style-name="gr1" draw:text-style-name="P1" xml:id="id3" draw:id="id3" draw:layer="layout" svg:width="0.508cm" svg:height="0.508cm" svg:x="12.0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2.0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4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064cm" svg:y1="4.878cm" svg:x2="8.538cm" svg:y2="7.298cm" draw:start-shape="id1" draw:start-glue-point="6" draw:end-shape="id2" draw:end-glue-point="5" svg:d="M12064 4878l-3526 2420">
          <text:p/>
        </draw:connector>
        <draw:connector draw:style-name="gr3" draw:text-style-name="P1" draw:layer="layout" draw:type="line" svg:x1="12.139cm" svg:y1="7.658cm" svg:x2="8.898cm" svg:y2="7.658cm" draw:start-shape="id3" draw:start-glue-point="7" draw:end-shape="id2" draw:end-glue-point="9" svg:d="M12139 7658h-3241">
          <text:p/>
        </draw:connector>
        <draw:connector draw:style-name="gr3" draw:text-style-name="P1" draw:layer="layout" draw:type="line" svg:x1="12.139cm" svg:y1="10.698cm" svg:x2="8.898cm" svg:y2="7.658cm" draw:start-shape="id4" draw:start-glue-point="5" draw:end-shape="id2" draw:end-glue-point="9" svg:d="M12139 10698l-3241-3040">
          <text:p/>
        </draw:connector>
        <draw:frame draw:style-name="gr2" draw:text-style-name="P3" draw:layer="layout" svg:width="1.197cm" svg:height="0.972cm" svg:x="7.869cm" svg:y="7.448cm">
          <draw:text-box>
            <text:p><text:span text:style-name="T1">X</text:span><text:span text:style-name="T2">12</text:span></text:p>
          </draw:text-box>
        </draw:frame>
        <draw:frame draw:style-name="gr2" draw:text-style-name="P2" draw:layer="layout" svg:width="1.251cm" svg:height="0.972cm" svg:x="11.93cm" svg:y="7.545cm">
          <draw:text-box>
            <text:p><text:span text:style-name="T1">X</text:span><text:span text:style-name="T2">2</text:span><text:span text:style-name="T3">2</text:span></text:p>
          </draw:text-box>
        </draw:frame>
        <draw:frame draw:style-name="gr2" draw:text-style-name="P2" draw:layer="layout" svg:width="1.243cm" svg:height="0.972cm" svg:x="11.93cm" svg:y="10.945cm">
          <draw:text-box>
            <text:p><text:span text:style-name="T1">X</text:span><text:span text:style-name="T2">23</text:span></text:p>
          </draw:text-box>
        </draw:frame>
        <draw:frame draw:style-name="gr4" draw:text-style-name="P4" draw:layer="layout" svg:width="1.44cm" svg:height="0.83cm" svg:x="9.847cm" svg:y="3.972cm">
          <draw:text-box draw:corner-radius="1.189cm">
            <text:p><text:span text:style-name="T4">W</text:span><text:span text:style-name="T5">1121</text:span></text:p>
          </draw:text-box>
        </draw:frame>
        <draw:custom-shape draw:style-name="gr1" draw:text-style-name="P1" xml:id="id5" draw:id="id5" draw:layer="layout" svg:width="0.508cm" svg:height="0.508cm" svg:x="8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4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98cm" svg:y1="4.698cm" svg:x2="12.138cm" svg:y2="4.698cm" draw:start-shape="id5" draw:start-glue-point="11" draw:end-shape="id1" draw:end-glue-point="5" svg:d="M8898 4698h3240">
          <text:p/>
        </draw:connector>
        <draw:connector draw:style-name="gr3" draw:text-style-name="P1" draw:layer="layout" draw:type="line" svg:x1="8.972cm" svg:y1="4.878cm" svg:x2="12.139cm" svg:y2="7.298cm" draw:start-shape="id5" draw:start-glue-point="10" draw:end-shape="id3" draw:end-glue-point="5" svg:d="M8972 4878l3167 2420">
          <text:p/>
        </draw:connector>
        <draw:connector draw:style-name="gr3" draw:text-style-name="P1" draw:layer="layout" draw:type="line" svg:x1="8.972cm" svg:y1="4.878cm" svg:x2="12.319cm" svg:y2="10.624cm" draw:start-shape="id5" draw:start-glue-point="10" draw:end-shape="id4" draw:end-glue-point="4" svg:d="M8972 4878l3347 5746">
          <text:p/>
        </draw:connector>
        <draw:connector draw:style-name="gr3" draw:text-style-name="P1" draw:layer="layout" draw:type="line" svg:x1="8.719cm" svg:y1="10.624cm" svg:x2="12.318cm" svg:y2="5.132cm" draw:start-shape="id6" draw:start-glue-point="4" draw:end-shape="id1" draw:end-glue-point="8" svg:d="M8719 10624l3599-5492">
          <text:p/>
        </draw:connector>
        <draw:connector draw:style-name="gr3" draw:text-style-name="P1" draw:layer="layout" draw:type="line" svg:x1="8.973cm" svg:y1="10.878cm" svg:x2="12.139cm" svg:y2="7.658cm" draw:start-shape="id6" draw:start-glue-point="10" draw:end-shape="id3" draw:end-glue-point="7" svg:d="M8973 10878l3166-3220">
          <text:p/>
        </draw:connector>
        <draw:connector draw:style-name="gr3" draw:text-style-name="P1" draw:layer="layout" draw:type="line" svg:x1="8.899cm" svg:y1="11.058cm" svg:x2="12.139cm" svg:y2="11.058cm" draw:start-shape="id6" draw:start-glue-point="9" draw:end-shape="id4" draw:end-glue-point="7" svg:d="M8899 11058h3240">
          <text:p/>
        </draw:connector>
        <draw:frame draw:style-name="gr2" draw:text-style-name="P2" draw:layer="layout" svg:width="1.168cm" svg:height="0.972cm" svg:x="7.96cm" svg:y="3.748cm">
          <draw:text-box>
            <text:p><text:span text:style-name="T1">X</text:span><text:span text:style-name="T2">11</text:span></text:p>
          </draw:text-box>
        </draw:frame>
        <draw:frame draw:style-name="gr2" draw:text-style-name="P2" draw:layer="layout" svg:width="1.578cm" svg:height="0.972cm" svg:x="7.96cm" svg:y="10.948cm">
          <draw:text-box>
            <text:p><text:span text:style-name="T1">X</text:span><text:span text:style-name="T2">13</text:span></text:p>
          </draw:text-box>
        </draw:frame>
        <draw:frame draw:style-name="gr4" draw:text-style-name="P5" draw:layer="layout" svg:width="1.331cm" svg:height="0.83cm" svg:x="9.448cm" svg:y="4.91cm">
          <draw:text-box draw:corner-radius="1.189cm">
            <text:p><text:span text:style-name="T6">W</text:span><text:span text:style-name="T7">1122</text:span></text:p>
          </draw:text-box>
        </draw:frame>
        <draw:frame draw:style-name="gr5" draw:text-style-name="P6" draw:layer="layout" svg:width="1.346cm" svg:height="0.918cm" svg:x="8.417cm" svg:y="5.362cm">
          <draw:text-box draw:corner-radius="1.189cm">
            <text:p><text:span text:style-name="T8">W</text:span><text:span text:style-name="T9">1123</text:span></text:p>
          </draw:text-box>
        </draw:frame>
        <draw:frame draw:style-name="gr4" draw:text-style-name="P6" draw:layer="layout" svg:width="1.422cm" svg:height="0.83cm" svg:x="8.188cm" svg:y="6.127cm">
          <draw:text-box draw:corner-radius="1.189cm">
            <text:p><text:span text:style-name="T8">W</text:span><text:span text:style-name="T9">1221</text:span></text:p>
          </draw:text-box>
        </draw:frame>
        <draw:frame draw:style-name="gr4" draw:text-style-name="P4" draw:layer="layout" svg:width="1.449cm" svg:height="0.83cm" svg:x="8.949cm" svg:y="6.918cm">
          <draw:text-box draw:corner-radius="1.189cm">
            <text:p><text:span text:style-name="T4">W</text:span><text:span text:style-name="T5">1222</text:span></text:p>
          </draw:text-box>
        </draw:frame>
        <draw:frame draw:style-name="gr4" draw:text-style-name="P6" draw:layer="layout" svg:width="1.422cm" svg:height="0.83cm" svg:x="8.668cm" svg:y="8.063cm">
          <draw:text-box draw:corner-radius="1.189cm">
            <text:p><text:span text:style-name="T8">W</text:span><text:span text:style-name="T9">1223</text:span></text:p>
          </draw:text-box>
        </draw:frame>
        <draw:frame draw:style-name="gr4" draw:text-style-name="P6" draw:layer="layout" svg:width="1.372cm" svg:height="0.83cm" svg:x="8.056cm" svg:y="9.328cm">
          <draw:text-box draw:corner-radius="1.189cm">
            <text:p><text:span text:style-name="T8">W</text:span><text:span text:style-name="T9">1321</text:span></text:p>
          </draw:text-box>
        </draw:frame>
        <draw:frame draw:style-name="gr4" draw:text-style-name="P6" draw:layer="layout" svg:width="1.656cm" svg:height="0.83cm" svg:x="9.45cm" svg:y="9.969cm">
          <draw:text-box draw:corner-radius="1.189cm">
            <text:p><text:span text:style-name="T8">W</text:span><text:span text:style-name="T9">1322</text:span></text:p>
          </draw:text-box>
        </draw:frame>
        <draw:frame draw:style-name="gr4" draw:text-style-name="P6" draw:layer="layout" svg:width="1.636cm" svg:height="0.83cm" svg:x="9.936cm" svg:y="10.99cm">
          <draw:text-box draw:corner-radius="1.189cm">
            <text:p><text:span text:style-name="T4">W</text:span><text:span text:style-name="T5">13</text:span><text:span text:style-name="T9">23</text:span></text:p>
          </draw:text-box>
        </draw:frame>
        <draw:custom-shape draw:style-name="gr1" draw:text-style-name="P1" xml:id="id7" draw:id="id7" draw:layer="layout" svg:width="0.508cm" svg:height="0.508cm" svg:x="6.2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18cm" svg:y1="7.224cm" svg:x2="8.464cm" svg:y2="4.878cm" draw:start-shape="id7" draw:start-glue-point="4" draw:end-shape="id5" draw:end-glue-point="6" svg:d="M6518 7224l1946-2346">
          <text:p/>
        </draw:connector>
        <draw:connector draw:style-name="gr3" draw:text-style-name="P1" draw:layer="layout" draw:type="line" svg:x1="6.772cm" svg:y1="7.478cm" svg:x2="8.464cm" svg:y2="7.478cm" draw:start-shape="id7" draw:start-glue-point="10" draw:end-shape="id2" draw:end-glue-point="6" svg:d="M6772 7478h1692">
          <text:p/>
        </draw:connector>
        <draw:connector draw:style-name="gr3" draw:text-style-name="P1" draw:layer="layout" draw:type="line" svg:x1="6.518cm" svg:y1="7.732cm" svg:x2="8.465cm" svg:y2="10.878cm" draw:start-shape="id7" draw:start-glue-point="8" draw:end-shape="id6" draw:end-glue-point="6" svg:d="M6518 7732l1947 3146">
          <text:p/>
        </draw:connector>
        <draw:frame draw:style-name="gr2" draw:text-style-name="P3" draw:layer="layout" svg:width="1.197cm" svg:height="0.972cm" svg:x="5.67cm" svg:y="7.448cm">
          <draw:text-box>
            <text:p><text:span text:style-name="T1">X</text:span><text:span text:style-name="T2">0</text:span></text:p>
          </draw:text-box>
        </draw:frame>
        <draw:frame draw:style-name="gr4" draw:text-style-name="P6" draw:layer="layout" svg:width="1.422cm" svg:height="0.83cm" svg:x="6.288cm" svg:y="5.527cm">
          <draw:text-box draw:corner-radius="1.189cm">
            <text:p><text:span text:style-name="T8">W</text:span><text:span text:style-name="T9">0111</text:span></text:p>
          </draw:text-box>
        </draw:frame>
        <draw:frame draw:style-name="gr4" draw:text-style-name="P6" draw:layer="layout" svg:width="1.422cm" svg:height="0.83cm" svg:x="6.288cm" svg:y="8.827cm">
          <draw:text-box draw:corner-radius="1.189cm">
            <text:p><text:span text:style-name="T8">W</text:span><text:span text:style-name="T9">0113</text:span></text:p>
          </draw:text-box>
        </draw:frame>
        <draw:frame draw:style-name="gr4" draw:text-style-name="P6" draw:layer="layout" svg:width="1.422cm" svg:height="0.83cm" svg:x="6.788cm" svg:y="6.766cm">
          <draw:text-box draw:corner-radius="1.189cm">
            <text:p><text:span text:style-name="T8">W</text:span><text:span text:style-name="T9">0112</text:span></text:p>
          </draw:text-box>
        </draw:frame>
        <draw:custom-shape draw:style-name="gr1" draw:text-style-name="P1" xml:id="id8" draw:id="id8" draw:layer="layout" svg:width="0.508cm" svg:height="0.508cm" svg:x="15.5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4cm" svg:height="0.972cm" svg:x="15.429cm" svg:y="3.745cm">
          <draw:text-box>
            <text:p><text:span text:style-name="T1">X</text:span><text:span text:style-name="T2">31</text:span></text:p>
          </draw:text-box>
        </draw:frame>
        <draw:custom-shape draw:style-name="gr1" draw:text-style-name="P1" xml:id="id9" draw:id="id9" draw:layer="layout" svg:width="0.508cm" svg:height="0.508cm" svg:x="15.5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15.5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51cm" svg:height="0.972cm" svg:x="15.53cm" svg:y="7.545cm">
          <draw:text-box>
            <text:p><text:span text:style-name="T1">X</text:span><text:span text:style-name="T2">3</text:span><text:span text:style-name="T3">2</text:span></text:p>
          </draw:text-box>
        </draw:frame>
        <draw:frame draw:style-name="gr2" draw:text-style-name="P2" draw:layer="layout" svg:width="1.243cm" svg:height="0.972cm" svg:x="15.43cm" svg:y="10.945cm">
          <draw:text-box>
            <text:p><text:span text:style-name="T1">X</text:span><text:span text:style-name="T2">33</text:span></text:p>
          </draw:text-box>
        </draw:frame>
        <draw:connector draw:style-name="gr3" draw:text-style-name="P1" draw:layer="layout" draw:type="line" svg:x1="12.498cm" svg:y1="4.698cm" svg:x2="15.638cm" svg:y2="4.698cm" draw:start-shape="id1" draw:start-glue-point="11" draw:end-shape="id8" draw:end-glue-point="5" svg:d="M12498 4698h3140">
          <text:p/>
        </draw:connector>
        <draw:connector draw:style-name="gr3" draw:text-style-name="P1" draw:layer="layout" draw:type="line" svg:x1="12.572cm" svg:y1="4.878cm" svg:x2="15.819cm" svg:y2="7.224cm" draw:start-shape="id1" draw:start-glue-point="10" draw:end-shape="id9" draw:end-glue-point="4" svg:d="M12572 4878l3247 2346">
          <text:p/>
        </draw:connector>
        <draw:connector draw:style-name="gr3" draw:text-style-name="P1" draw:layer="layout" draw:type="line" svg:x1="12.318cm" svg:y1="5.132cm" svg:x2="15.819cm" svg:y2="10.624cm" draw:start-shape="id1" draw:start-glue-point="8" draw:end-shape="id10" draw:end-glue-point="4" svg:d="M12318 5132l3501 5492">
          <text:p/>
        </draw:connector>
        <draw:frame draw:style-name="gr4" draw:text-style-name="P4" draw:layer="layout" svg:width="1.449cm" svg:height="0.83cm" svg:x="13.248cm" svg:y="3.972cm">
          <draw:text-box draw:corner-radius="1.189cm">
            <text:p><text:span text:style-name="T4">W</text:span><text:span text:style-name="T5">2131</text:span></text:p>
          </draw:text-box>
        </draw:frame>
        <draw:frame draw:style-name="gr4" draw:text-style-name="P4" draw:layer="layout" svg:width="1.449cm" svg:height="0.83cm" svg:x="13.049cm" svg:y="4.872cm">
          <draw:text-box draw:corner-radius="1.189cm">
            <text:p><text:span text:style-name="T4">W</text:span><text:span text:style-name="T5">2132</text:span></text:p>
          </draw:text-box>
        </draw:frame>
        <draw:frame draw:style-name="gr4" draw:text-style-name="P4" draw:layer="layout" svg:width="1.449cm" svg:height="0.83cm" svg:x="14.995cm" svg:y="9.172cm">
          <draw:text-box draw:corner-radius="1.189cm">
            <text:p><text:span text:style-name="T4">W</text:span><text:span text:style-name="T5">2133</text:span></text:p>
          </draw:text-box>
        </draw:frame>
        <draw:connector draw:style-name="gr3" draw:text-style-name="P1" draw:layer="layout" draw:type="line" svg:x1="12.319cm" svg:y1="7.224cm" svg:x2="15.564cm" svg:y2="4.878cm" draw:start-shape="id3" draw:start-glue-point="4" draw:end-shape="id8" draw:end-glue-point="6" svg:d="M12319 7224l3245-2346">
          <text:p/>
        </draw:connector>
        <draw:connector draw:style-name="gr3" draw:text-style-name="P1" draw:layer="layout" draw:type="line" svg:x1="12.499cm" svg:y1="7.298cm" svg:x2="15.639cm" svg:y2="7.298cm" draw:start-shape="id3" draw:start-glue-point="11" draw:end-shape="id9" draw:end-glue-point="5" svg:d="M12499 7298h3140">
          <text:p/>
        </draw:connector>
        <draw:frame draw:style-name="gr4" draw:text-style-name="P4" draw:layer="layout" svg:width="1.449cm" svg:height="0.83cm" svg:x="11.77cm" svg:y="6.172cm">
          <draw:text-box draw:corner-radius="1.189cm">
            <text:p><text:span text:style-name="T4">W</text:span><text:span text:style-name="T5">2231</text:span></text:p>
          </draw:text-box>
        </draw:frame>
        <draw:frame draw:style-name="gr4" draw:text-style-name="P4" draw:layer="layout" svg:width="1.449cm" svg:height="0.83cm" svg:x="14.349cm" svg:y="7.172cm">
          <draw:text-box draw:corner-radius="1.189cm">
            <text:p><text:span text:style-name="T4">W</text:span><text:span text:style-name="T5">2232</text:span></text:p>
          </draw:text-box>
        </draw:frame>
        <draw:frame draw:style-name="gr4" draw:text-style-name="P4" draw:layer="layout" svg:width="1.449cm" svg:height="0.83cm" svg:x="14.03cm" svg:y="9.672cm">
          <draw:text-box draw:corner-radius="1.189cm">
            <text:p><text:span text:style-name="T4">W</text:span><text:span text:style-name="T5">2233</text:span></text:p>
          </draw:text-box>
        </draw:frame>
        <draw:connector draw:style-name="gr3" draw:text-style-name="P1" draw:layer="layout" draw:type="line" svg:x1="12.573cm" svg:y1="7.478cm" svg:x2="15.639cm" svg:y2="10.698cm" draw:start-shape="id3" draw:start-glue-point="10" draw:end-shape="id10" draw:end-glue-point="5" svg:d="M12573 7478l3066 3220">
          <text:p/>
        </draw:connector>
        <draw:connector draw:style-name="gr3" draw:text-style-name="P1" draw:layer="layout" draw:type="line" svg:x1="12.319cm" svg:y1="10.624cm" svg:x2="15.564cm" svg:y2="4.878cm" draw:start-shape="id4" draw:start-glue-point="4" draw:end-shape="id8" draw:end-glue-point="6" svg:d="M12319 10624l3245-5746">
          <text:p/>
        </draw:connector>
        <draw:connector draw:style-name="gr3" draw:text-style-name="P1" draw:layer="layout" draw:type="line" svg:x1="12.499cm" svg:y1="10.698cm" svg:x2="15.819cm" svg:y2="7.732cm" draw:start-shape="id4" draw:start-glue-point="11" draw:end-shape="id9" draw:end-glue-point="8" svg:d="M12499 10698l3320-2966">
          <text:p/>
        </draw:connector>
        <draw:frame draw:style-name="gr4" draw:text-style-name="P4" draw:layer="layout" svg:width="1.449cm" svg:height="0.83cm" svg:x="11.922cm" svg:y="8.784cm">
          <draw:text-box draw:corner-radius="1.189cm">
            <text:p><text:span text:style-name="T4">W</text:span><text:span text:style-name="T5">2331</text:span></text:p>
          </draw:text-box>
        </draw:frame>
        <draw:frame draw:style-name="gr4" draw:text-style-name="P4" draw:layer="layout" svg:width="1.449cm" svg:height="0.83cm" svg:x="12.76cm" svg:y="10.072cm">
          <draw:text-box draw:corner-radius="1.189cm">
            <text:p><text:span text:style-name="T4">W</text:span><text:span text:style-name="T5">2332</text:span></text:p>
          </draw:text-box>
        </draw:frame>
        <draw:frame draw:style-name="gr4" draw:text-style-name="P4" draw:layer="layout" svg:width="1.449cm" svg:height="0.83cm" svg:x="13.55cm" svg:y="10.987cm">
          <draw:text-box draw:corner-radius="1.189cm">
            <text:p><text:span text:style-name="T4">W</text:span><text:span text:style-name="T5">2333</text:span></text:p>
          </draw:text-box>
        </draw:frame>
        <draw:connector draw:style-name="gr3" draw:text-style-name="P1" draw:layer="layout" draw:type="line" svg:x1="12.499cm" svg:y1="11.058cm" svg:x2="15.639cm" svg:y2="11.058cm" draw:start-shape="id4" draw:start-glue-point="9" draw:end-shape="id10" draw:end-glue-point="7" svg:d="M12499 11058h31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8:26:22.76</dc:date>
    <dc:creator>Loc Nguyen</dc:creator>
    <meta:editing-duration>PT5H40M59S</meta:editing-duration>
    <meta:editing-cycles>119</meta:editing-cycles>
    <meta:generator>OpenOffice/4.1.0$Win32 OpenOffice.org_project/410m18$Build-9764</meta:generator>
    <meta:document-statistic meta:object-count="62"/>
  </office:meta>
</office:document-meta>
</file>